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2000000B0000079400000AE36D53CD24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Andale Sans UI" svg:font-family="'Andale Sans UI'" style:font-pitch="variable"/>
    <style:font-face style:name="Tahoma1" svg:font-family="Tahoma" style:font-pitch="variable"/>
    <style:font-face style:name="New York" svg:font-family="'New York', 'Times New Roman'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 style:master-page-name="Standard">
      <style:table-properties style:width="17.985cm" style:rel-width="100%" fo:margin-left="0cm" style:page-number="0" table:align="left" style:writing-mode="lr-tb"/>
    </style:style>
    <style:style style:name="Tableau1.A" style:family="table-column">
      <style:table-column-properties style:column-width="5.872cm" style:rel-column-width="3329*"/>
    </style:style>
    <style:style style:name="Tableau1.B" style:family="table-column">
      <style:table-column-properties style:column-width="12.113cm" style:rel-column-width="6866*"/>
    </style:style>
    <style:style style:name="Tableau1.1" style:family="table-row">
      <style:table-row-properties style:keep-together="true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Standard">
      <style:paragraph-properties fo:margin-left="0cm" fo:margin-right="0.002cm" fo:text-align="center" style:justify-single-word="false" fo:text-indent="0cm" style:auto-text-indent="false" style:snap-to-layout-grid="false"/>
      <style:text-properties style:font-name="Times" fo:font-weight="bold" style:font-weight-asian="bold" style:font-name-complex="Times"/>
    </style:style>
    <style:style style:name="P3" style:family="paragraph" style:parent-style-name="Standard">
      <style:paragraph-properties fo:margin-left="0cm" fo:margin-right="0.002cm" fo:text-align="center" style:justify-single-word="false" fo:text-indent="0cm" style:auto-text-indent="false"/>
      <style:text-properties style:font-name="Times" fo:font-weight="bold" style:font-weight-asian="bold" style:font-name-complex="Times"/>
    </style:style>
    <style:style style:name="P4" style:family="paragraph" style:parent-style-name="Standard">
      <style:paragraph-properties fo:margin-left="0cm" fo:margin-right="0.002cm" fo:text-align="center" style:justify-single-word="false" fo:text-indent="0cm" style:auto-text-indent="false"/>
      <style:text-properties style:font-name="Times" style:font-name-complex="Times"/>
    </style:style>
    <style:style style:name="P5" style:family="paragraph" style:parent-style-name="Standard">
      <style:paragraph-properties fo:margin-left="0cm" fo:margin-right="0.002cm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.058cm" fo:text-indent="3.501cm" style:auto-text-indent="false" style:snap-to-layout-grid="false"/>
    </style:style>
    <style:style style:name="P7" style:family="paragraph" style:parent-style-name="Standard">
      <style:paragraph-properties fo:margin-left="0cm" fo:margin-right="0.058cm" fo:text-indent="3.501cm" style:auto-text-indent="false"/>
      <style:text-properties style:font-name="Times" style:font-name-complex="Times"/>
    </style:style>
    <style:style style:name="P8" style:family="paragraph" style:parent-style-name="Standard">
      <style:paragraph-properties fo:margin-left="4.001cm" fo:margin-right="0cm" fo:text-indent="3.501cm" style:auto-text-indent="false"/>
      <style:text-properties style:font-name="Times" style:font-name-complex="Times"/>
    </style:style>
    <style:style style:name="P9" style:family="paragraph" style:parent-style-name="Standard">
      <style:paragraph-properties fo:margin-left="0cm" fo:margin-right="0.058cm" fo:text-align="start" style:justify-single-word="false" fo:text-indent="3.501cm" style:auto-text-indent="false"/>
      <style:text-properties style:font-name="Times" style:font-name-complex="Times"/>
    </style:style>
    <style:style style:name="P10" style:family="paragraph" style:parent-style-name="Standard">
      <style:text-properties style:font-name="Times"/>
    </style:style>
    <style:style style:name="P11" style:family="paragraph" style:parent-style-name="Standard">
      <style:text-properties style:font-name="Times" fo:font-weight="bold" style:font-weight-asian="bold"/>
    </style:style>
    <style:style style:name="P12" style:family="paragraph" style:parent-style-name="Standard">
      <style:paragraph-properties fo:margin-left="2.646cm" fo:margin-right="0.058cm" fo:text-align="start" style:justify-single-word="false" fo:text-indent="0cm" style:auto-text-indent="false"/>
      <style:text-properties style:font-name="Times" fo:font-weight="normal" style:font-weight-asian="normal" style:font-name-complex="Times" style:font-weight-complex="normal"/>
    </style:style>
    <style:style style:name="P13" style:family="paragraph" style:parent-style-name="Standard">
      <style:paragraph-properties fo:margin-left="2.6cm" fo:margin-right="0cm" fo:text-align="justify" style:justify-single-word="false" fo:text-indent="0cm" style:auto-text-indent="false"/>
      <style:text-properties style:font-name="Times"/>
    </style:style>
    <style:style style:name="P14" style:family="paragraph" style:parent-style-name="Standard">
      <style:paragraph-properties fo:margin-left="2cm" fo:margin-right="0cm" fo:text-indent="2.251cm" style:auto-text-indent="false"/>
      <style:text-properties style:font-name="Times"/>
    </style:style>
    <style:style style:name="P15" style:family="paragraph" style:parent-style-name="Standard">
      <style:paragraph-properties fo:margin-left="0cm" fo:margin-right="0cm" fo:text-indent="-0.025cm" style:auto-text-indent="false"/>
      <style:text-properties style:font-name="Times"/>
    </style:style>
    <style:style style:name="P16" style:family="paragraph" style:parent-style-name="Standard">
      <style:paragraph-properties fo:margin-left="9.001cm" fo:margin-right="0cm" fo:text-align="center" style:justify-single-word="false" fo:text-indent="-0.025cm" style:auto-text-indent="false"/>
      <style:text-properties style:font-name="Times"/>
    </style:style>
    <style:style style:name="T1" style:family="text">
      <style:text-properties style:font-name="Times" fo:font-weight="bold" style:font-weight-asian="bold" style:font-name-complex="Times"/>
    </style:style>
    <style:style style:name="T2" style:family="text">
      <style:text-properties style:font-name="Times" style:font-name-complex="Times"/>
    </style:style>
    <style:style style:name="T3" style:family="text">
      <style:text-properties style:font-name="Times" style:text-underline-style="solid" style:text-underline-width="auto" style:text-underline-color="font-color"/>
    </style:style>
    <style:style style:name="T4" style:family="text">
      <style:text-properties style:font-name="Times" style:text-underline-style="none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vertical-pos="top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10.299cm" svg:y="2.79cm" svg:width="7.488cm" svg:height="3.494cm" draw:z-index="1">
        <draw:text-box>
          <text:p text:style-name="P1"><text:database-display text:table-name="festivalv2.etablissement" text:table-type="table" text:column-name="civiliteResponsable" text:database-name="AdressesAccueil">Madame</text:database-display><text:database-display text:table-name="festivalv2.etablissement" text:table-type="table" text:column-name="prenomResponsable" text:database-name="AdressesAccueil">Anne</text:database-display><text:database-display text:table-name="festivalv2.etablissement" text:table-type="table" text:column-name="nomResponsable" text:database-name="AdressesAccueil">Lefort</text:database-display></text:p>
          <text:p text:style-name="P1"><text:s/><text:database-display text:table-name="festivalv2.etablissement" text:table-type="table" text:column-name="nom" text:database-name="AdressesAccueil">Collège Lamartine</text:database-display></text:p>
          <text:p text:style-name="P1"><text:database-display text:table-name="festivalv2.etablissement" text:table-type="table" text:column-name="adresseRue" text:database-name="AdressesAccueil">3, avenue des corsaires</text:database-display><text:database-display text:table-name="festivalv2.etablissement" text:table-type="table" text:column-name="ville" text:database-name="AdressesAccueil">Paramé</text:database-display><text:database-display text:table-name="festivalv2.etablissement" text:table-type="table" text:column-name="codePostal" text:database-name="AdressesAccueil">35404</text:database-display></text:p>
        </draw:text-box>
      </draw:frame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MAIRIE</text:p>
            <text:p text:style-name="P3">DE</text:p>
            <text:p text:style-name="P3">SAINT MALO</text:p>
            <text:p text:style-name="P4"><draw:frame draw:style-name="fr2" draw:name="Image1" text:anchor-type="as-char" svg:width="1.94cm" svg:height="2.787cm" draw:z-index="0"><draw:image xlink:href="Pictures/2000000B0000079400000AE36D53CD24.svm" xlink:type="simple" xlink:show="embed" xlink:actuate="onLoad"/></draw:frame></text:p>
            <text:p text:style-name="P3"/>
            <text:p text:style-name="P5"><text:span text:style-name="T1">D</text:span><text:span text:style-name="T2">irection du </text:span><text:span text:style-name="T1">D</text:span><text:span text:style-name="T2">éveloppement </text:span><text:span text:style-name="T1">C</text:span><text:span text:style-name="T2">ulturel</text:span></text:p>
            <text:p text:style-name="P5"><text:span text:style-name="T1">M</text:span><text:span text:style-name="T2">aison </text:span><text:span text:style-name="T1">D</text:span><text:span text:style-name="T2">es </text:span><text:span text:style-name="T1">A</text:span><text:span text:style-name="T2">ssociations</text:span></text:p>
            <text:p text:style-name="P4">tél : 02.99.40.42 50</text:p>
            <text:p text:style-name="P4">fax : 02.99.56.39.45</text:p>
          </table:table-cell>
          <table:table-cell table:style-name="Tableau1.A1" office:value-type="string">
            <text:p text:style-name="P6"><text:span text:style-name="T2">Saint-Malo, le </text:span><text:span text:style-name="T2"><text:date style:data-style-name="N79" text:date-value="2005-12-20T12:25:08.71" text:fixed="true">mardi 20 décembre 2005</text:date></text:span></text:p>
            <text:p text:style-name="P7"/>
            <text:p text:style-name="P7"/>
            <text:p text:style-name="P7"/>
            <text:p text:style-name="P8"/>
            <text:p text:style-name="P9"/>
            <text:p text:style-name="P7"/>
            <text:p text:style-name="P7">S/C de Madame Giraud-Petit,</text:p>
            <text:p text:style-name="P7">Directrice du Développement Culturel</text:p>
            <text:p text:style-name="P7"/>
          </table:table-cell>
        </table:table-row>
      </table:table>
      <text:p text:style-name="Standard"/>
      <text:p text:style-name="Standard"/>
      <text:p text:style-name="Standard"/>
      <text:p text:style-name="Standard"><text:span text:style-name="T3">Objet :</text:span><text:span text:style-name="T4"> hébergement des groupes participant au festival Folklores du Monde.</text:span></text:p>
      <text:p text:style-name="P10"><text:span text:style-name="T5">Nos Réf</text:span>. :JC/RR</text:p>
      <text:p text:style-name="P11"/>
      <text:p text:style-name="P12"><text:database-display text:table-name="festivalv2.etablissement" text:table-type="table" text:column-name="civiliteResponsable" text:database-name="AdressesAccueil">Madame</text:database-display>,</text:p>
      <text:p text:style-name="P11"/>
      <text:p text:style-name="P11"/>
      <text:p text:style-name="P13">Dans le cadre du festival Folklores du Monde vous avez accepté d'accueillir des groupes d'artistes.</text:p>
      <text:p text:style-name="P13"/>
      <text:p text:style-name="P13">Nous avons pris bonne note de la capacité d'accueil réservée à la Maison des Associations à cette occasion.</text:p>
      <text:p text:style-name="P13"/>
      <text:p text:style-name="P13">Ces informations ont été prises en compte dans la proposition d'hébergement au sein de votre établissement jointe à ce courrier.</text:p>
      <text:p text:style-name="P13"/>
      <text:p text:style-name="P13">Je vous remercie vivement de votre concours et vous prie d'agréer mes salutations les plus cordiales.</text:p>
      <text:p text:style-name="P14"/>
      <text:p text:style-name="P15"/>
      <text:p text:style-name="P15"/>
      <text:p text:style-name="P15"/>
      <text:p text:style-name="P16">Le Responsable</text:p>
      <text:p text:style-name="P16">de la Maison des Associations,</text:p>
      <text:p text:style-name="P16"/>
      <text:p text:style-name="P16"/>
      <text:p text:style-name="P16"/>
      <text:p text:style-name="P16"/>
      <text:p text:style-name="P16"/>
      <text:p text:style-name="P16">Joël Clé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Andale Sans UI" svg:font-family="'Andale Sans UI'" style:font-pitch="variable"/>
    <style:font-face style:name="Tahoma1" svg:font-family="Tahoma" style:font-pitch="variable"/>
    <style:font-face style:name="New York" svg:font-family="'New York', 'Times New Roman'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fr" fo:country="FR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New York" fo:font-size="12pt" fo:language="fr" fo:country="FR" style:font-name-asian="Times New Roman" style:font-size-asian="12pt" style:font-name-complex="New York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2.6cm" fo:margin-right="0cm" fo:text-align="justify" style:justify-single-word="false" fo:text-indent="1.901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Andale Sans UI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0.058cm" fo:text-indent="5.001cm" style:auto-text-indent="false"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left="2.6cm" fo:margin-right="0cm" fo:text-align="justify" style:justify-single-word="false" fo:text-indent="1.901cm" style:auto-text-indent="false" fo:keep-with-next="always"/>
      <style:text-properties style:text-underline-style="solid" style:text-underline-width="auto" style:text-underline-color="font-color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Normal_20_centré" style:display-name="Normal centré" style:family="paragraph" style:parent-style-name="Standard">
      <style:paragraph-properties fo:margin-left="4.001cm" fo:margin-right="0.058cm" fo:text-indent="0cm" style:auto-text-indent="false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  <style:text-properties fo:font-size="8pt" style:font-size-asian="8pt"/>
    </style:style>
    <style:style style:name="P2" style:family="paragraph" style:parent-style-name="Footer">
      <style:paragraph-properties fo:text-align="center" style:justify-single-word="false"/>
    </style:style>
    <style:style style:name="T1" style:family="text">
      <style:text-properties fo:font-size="8pt" fo:language="en" fo:country="GB" style:font-size-asian="8pt"/>
    </style:style>
    <style:style style:name="T2" style:family="text" style:parent-style-name="Internet_20_link">
      <style:text-properties fo:color="#000000" fo:font-size="8pt" fo:language="en" fo:country="GB" style:font-size-asian="8pt"/>
    </style:style>
    <style:style style:name="T3" style:family="text">
      <style:text-properties fo:font-size="8pt" fo:language="en" fo:country="GB" style:text-underline-style="solid" style:text-underline-width="auto" style:text-underline-color="font-color" style:font-size-asian="8pt"/>
    </style:style>
    <style:page-layout style:name="pm1">
      <style:page-layout-properties fo:page-width="20.955cm" fo:page-height="29.669cm" style:num-format="1" style:print-orientation="portrait" fo:margin-top="1.48cm" fo:margin-bottom="1.9cm" fo:margin-left="1.48cm" fo:margin-right="1.4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pm2">
      <style:page-layout-properties fo:page-width="20.955cm" fo:page-height="29.66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adresser la correspondance à : Maison Des Associations - 35, rue E. Renan - 35400 – Saint-Malo –</text:p>
        <text:p text:style-name="P2"><text:span text:style-name="T1">URL : </text:span><text:a xlink:type="simple" xlink:href="http://www.ville-saint-malo.fr/"><text:span text:style-name="T2">www.ville-saint-malo.fr</text:span></text:a><text:span text:style-name="T3"> </text:span></text:p>
        <text:p text:style-name="P1">Courriel : mda@ville-saint-malo.fr</text:p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MAIRIE</dc:title>
    <meta:initial-creator>Version de Démonstration</meta:initial-creator>
    <meta:creation-date>2004-06-18T13:50:00</meta:creation-date>
    <dc:date>2006-07-13T20:56:05</dc:date>
    <meta:print-date>2005-06-10T08:48:00</meta:print-date>
    <dc:language>fr-FR</dc:language>
    <meta:editing-cycles>48</meta:editing-cycles>
    <meta:editing-duration>PT2H59M56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27" meta:word-count="144" meta:character-count="947"/>
  </office:meta>
</office:document-meta>
</file>